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25-10-2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25-04-2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23-07-2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23-02-2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0352" calcext:value-type="float">
            <text:p>69.1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23-02-28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22-07-13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22-04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3544" calcext:value-type="float">
            <text:p>69.5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21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21-04-28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21-02-0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0808" calcext:value-type="float">
            <text:p>69.7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20-10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9-10-24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9-07-1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9-05-0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8-10-18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3456" calcext:value-type="float">
            <text:p>70.3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8-04-26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8-02-13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4208" calcext:value-type="float">
            <text:p>70.2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7-10-1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0304" calcext:value-type="float">
            <text:p>70.2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7-05-0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7-02-14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8008" calcext:value-type="float">
            <text:p>70.1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6-10-2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6-04-1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6-02-17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348" calcext:value-type="float">
            <text:p>69.7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5-10-20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5-02-12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5-02-05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1288" calcext:value-type="float">
            <text:p>69.7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4-11-0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4-07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4-02-1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3-12-04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3-10-08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1872" calcext:value-type="float">
            <text:p>69.8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3-02-2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2-11-2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8344" calcext:value-type="float">
            <text:p>69.8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2-08-20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2-07-26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2-02-15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1-12-08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1-05-1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1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8656" calcext:value-type="float">
            <text:p>70.0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0-11-1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6088" calcext:value-type="float">
            <text:p>70.0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0-08-26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0-05-11 0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10-03-04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9-09-28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9-06-0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0808" calcext:value-type="float">
            <text:p>69.7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9-02-28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0912" calcext:value-type="float">
            <text:p>69.7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8-10-07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9952" calcext:value-type="float">
            <text:p>69.7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8-05-0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8-02-25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1456" calcext:value-type="float">
            <text:p>69.5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7-12-0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7-10-03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7-06-21 0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7-02-25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6-12-2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6-10-24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6-10-2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6-08-1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6-05-31 0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6-03-01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5-09-0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5-07-14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5-04-26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5-02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4-12-14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4-10-12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4-08-13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5384" calcext:value-type="float">
            <text:p>68.9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4-06-02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4-04-21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3088" calcext:value-type="float">
            <text:p>68.9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4-04-21 0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8704" calcext:value-type="float">
            <text:p>68.8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4-04-07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4-04-0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4-02-2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3-11-1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3-02-2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6096" calcext:value-type="float">
            <text:p>68.5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2-02-2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328" calcext:value-type="float">
            <text:p>68.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2000-02-27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0152" calcext:value-type="float">
            <text:p>67.5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1997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199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1994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9872" calcext:value-type="float">
            <text:p>69.0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1993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1992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1991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1990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5536" calcext:value-type="float">
            <text:p>67.9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1989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1988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7416" calcext:value-type="float">
            <text:p>67.7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1987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468" calcext:value-type="float">
            <text:p>67.9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1986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1984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1983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1982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1981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1981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250</text:p>
          </table:table-cell>
          <table:table-cell office:value-type="string" calcext:value-type="string">
            <text:p>01N/30E-27BBA</text:p>
          </table:table-cell>
          <table:table-cell office:value-type="string" calcext:value-type="string">
            <text:p>1979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0" meta:object-count="0"/>
    <meta:user-defined meta:name="AppVersion">3.0</meta:user-defined>
  </office:meta>
</office:document-meta>
</file>